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565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0.935cm"/>
    </style:style>
    <style:style style:name="co6" style:family="table-column">
      <style:table-column-properties fo:break-before="auto" style:column-width="2.706cm"/>
    </style:style>
    <style:style style:name="co7" style:family="table-column">
      <style:table-column-properties fo:break-before="auto" style:column-width="2.81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92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1.543cm" fo:break-before="auto" style:use-optimal-row-height="true"/>
    </style:style>
    <style:style style:name="ro5" style:family="table-row">
      <style:table-row-properties style:row-height="2.036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cm"/>
      <style:text-properties fo:color="#ffffff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fo:font-size="14pt" style:font-size-asian="14pt" style:font-size-complex="14pt"/>
    </style:style>
    <style:style style:name="ce8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2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5" table:number-columns-repeated="3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number-columns-repeated="1005" table:default-cell-style-name="ce4"/>
        <table:table-row table:style-name="ro1">
          <table:table-cell table:style-name="ce1" table:number-columns-repeated="5"/>
          <table:table-cell table:style-name="ce7"/>
          <table:table-cell table:style-name="ce9" office:value-type="string" calcext:value-type="string" table:number-columns-spanned="6" table:number-rows-spanned="1">
            <text:p>VIDEO BASED</text:p>
          </table:table-cell>
          <table:covered-table-cell table:number-columns-repeated="5" table:style-name="ce1"/>
          <table:table-cell/>
          <table:table-cell table:style-name="ce9" office:value-type="string" calcext:value-type="string" table:number-columns-spanned="6" table:number-rows-spanned="1">
            <text:p>GAZE BASED</text:p>
          </table:table-cell>
          <table:covered-table-cell table:number-columns-repeated="5" table:style-name="ce1"/>
          <table:table-cell table:number-columns-repeated="1005"/>
        </table:table-row>
        <table:table-row table:style-name="ro2"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Subject ID</text:p>
          </table:table-cell>
          <table:table-cell table:style-name="ce1" office:value-type="string" calcext:value-type="string">
            <text:p>Session ID</text:p>
          </table:table-cell>
          <table:table-cell table:style-name="ce1" office:value-type="string" calcext:value-type="string">
            <text:p>Total Blink</text:p>
          </table:table-cell>
          <table:table-cell table:style-name="ce1" office:value-type="string" calcext:value-type="string">
            <text:p>Total Blink </text:p>
            <text:p>per minute</text:p>
          </table:table-cell>
          <table:table-cell table:style-name="ce7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Estimated </text:p>
            <text:p>EBR</text:p>
          </table:table-cell>
          <table:table-cell table:style-name="ce1" office:value-type="string" calcext:value-type="string">
            <text:p>Estimation </text:p>
            <text:p>Error</text:p>
          </table:table-cell>
          <table:table-cell table:style-name="ce1" office:value-type="string" calcext:value-type="string">
            <text:p>Estimation </text:p>
            <text:p>Accuracy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Estimated </text:p>
            <text:p>EBR</text:p>
          </table:table-cell>
          <table:table-cell table:style-name="ce1" office:value-type="string" calcext:value-type="string">
            <text:p>Estimation </text:p>
            <text:p>Error</text:p>
          </table:table-cell>
          <table:table-cell table:style-name="ce1" office:value-type="string" calcext:value-type="string">
            <text:p>Estimation </text:p>
            <text:p>Accuracy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" calcext:value-type="float">
            <text:p>5</text:p>
          </table:table-cell>
          <table:table-cell table:style-name="ce6" table:formula="of:=[.D3] * 60 / 72" office:value-type="float" office:value="4.16666666666667" calcext:value-type="float">
            <text:p>4.17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7" calcext:value-type="float">
            <text:p>17</text:p>
          </table:table-cell>
          <table:table-cell table:style-name="ce6" table:formula="of:=[.D4] * 60 / 72" office:value-type="float" office:value="14.1666666666667" calcext:value-type="float">
            <text:p>14.17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13" calcext:value-type="float">
            <text:p>13</text:p>
          </table:table-cell>
          <table:table-cell table:style-name="ce6" table:formula="of:=[.D5] * 60 / 72" office:value-type="float" office:value="10.8333333333333" calcext:value-type="float">
            <text:p>10.83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5" calcext:value-type="float">
            <text:p>5</text:p>
          </table:table-cell>
          <table:table-cell table:style-name="ce6" table:formula="of:=[.D6] * 60 / 72" office:value-type="float" office:value="4.16666666666667" calcext:value-type="float">
            <text:p>4.17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float" office:value="13" calcext:value-type="float">
            <text:p>13</text:p>
          </table:table-cell>
          <table:table-cell table:style-name="ce6" table:formula="of:=[.D7] * 60 / 72" office:value-type="float" office:value="10.8333333333333" calcext:value-type="float">
            <text:p>10.83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 office:value-type="string" calcext:value-type="string">
            <text:p><text:s/>0:28 - 0:31: starnut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float" office:value="28" calcext:value-type="float">
            <text:p>28</text:p>
          </table:table-cell>
          <table:table-cell table:style-name="ce6" table:formula="of:=[.D8] * 60 / 72" office:value-type="float" office:value="23.3333333333333" calcext:value-type="float">
            <text:p>23.33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 office:value-type="string" calcext:value-type="string">
            <text:p><text:s/>1:00 – 1:07: abbassa sguard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6" table:formula="of:=[.D9] * 60 / 72" office:value-type="float" office:value="7.5" calcext:value-type="float">
            <text:p>7.50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 office:value-type="string" calcext:value-type="string">
            <text:p>0:50 - <text:s/>0:58: socchiude molto occh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26" calcext:value-type="float">
            <text:p>926</text:p>
          </table:table-cell>
          <table:table-cell table:style-name="ce2" office:value-type="float" office:value="15" calcext:value-type="float">
            <text:p>15</text:p>
          </table:table-cell>
          <table:table-cell table:style-name="ce6" table:formula="of:=[.D10] * 60 / 72" office:value-type="float" office:value="12.5" calcext:value-type="float">
            <text:p>12.50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3" office:value-type="string" calcext:value-type="string">
            <text:p>1:10 – 1:12: socchiude molto occh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float" office:value="21" calcext:value-type="float">
            <text:p>21</text:p>
          </table:table-cell>
          <table:table-cell table:style-name="ce6" table:formula="of:=[.D11] * 60 / 72" office:value-type="float" office:value="17.5" calcext:value-type="float">
            <text:p>17.50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3">
          <table:table-cell table:style-name="ce2" office:value-type="string" calcext:value-type="string">
            <text:p>0:12 / 0:25 abbasa occhi</text:p>
            <text:p>0:54 – 1:03: chiude occhi</text:p>
            <text:p>Visibilmente scoss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78" calcext:value-type="float">
            <text:p>1178</text:p>
          </table:table-cell>
          <table:table-cell table:style-name="ce2" office:value-type="float" office:value="20" calcext:value-type="float">
            <text:p>20</text:p>
          </table:table-cell>
          <table:table-cell table:style-name="ce6" table:formula="of:=[.D12] * 60 / 72" office:value-type="float" office:value="16.6666666666667" calcext:value-type="float">
            <text:p>16.67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4">
          <table:table-cell table:style-name="ce2" office:value-type="string" calcext:value-type="string">
            <text:p>0:22 – 0:32: gira e abbassa la testa</text:p>
            <text:p>0:48 – 0:49: gira la testa</text:p>
            <text:p/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02" calcext:value-type="float">
            <text:p>1302</text:p>
          </table:table-cell>
          <table:table-cell table:style-name="ce2" office:value-type="float" office:value="38" calcext:value-type="float">
            <text:p>38</text:p>
          </table:table-cell>
          <table:table-cell table:style-name="ce6" table:formula="of:=[.D13] * 60 / 72" office:value-type="float" office:value="31.6666666666667" calcext:value-type="float">
            <text:p>31.67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62" calcext:value-type="float">
            <text:p>1562</text:p>
          </table:table-cell>
          <table:table-cell table:style-name="ce2" office:value-type="float" office:value="16" calcext:value-type="float">
            <text:p>16</text:p>
          </table:table-cell>
          <table:table-cell table:style-name="ce6" table:formula="of:=[.D14] * 60 / 72" office:value-type="float" office:value="13.3333333333333" calcext:value-type="float">
            <text:p>13.33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5">
          <table:table-cell table:style-name="ce2" office:value-type="string" calcext:value-type="string">
            <text:p>Iniza con occhi chiusi</text:p>
            <text:p>0:22: abbassa la testa</text:p>
            <text:p>0:47 – 0:52: chiude gli occhi</text:p>
            <text:p>0:54 – 1:02: chiude gli occhi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12" calcext:value-type="float">
            <text:p>1712</text:p>
          </table:table-cell>
          <table:table-cell table:style-name="ce2" office:value-type="float" office:value="13" calcext:value-type="float">
            <text:p>13</text:p>
          </table:table-cell>
          <table:table-cell table:style-name="ce6" table:formula="of:=[.D15] * 60 / 72" office:value-type="float" office:value="10.8333333333333" calcext:value-type="float">
            <text:p>10.83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18" calcext:value-type="float">
            <text:p>2118</text:p>
          </table:table-cell>
          <table:table-cell table:style-name="ce2" office:value-type="float" office:value="12" calcext:value-type="float">
            <text:p>12</text:p>
          </table:table-cell>
          <table:table-cell table:style-name="ce6" table:formula="of:=[.D16] * 60 / 72" office:value-type="float" office:value="10" calcext:value-type="float">
            <text:p>10.00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11" calcext:value-type="float">
            <text:p>11</text:p>
          </table:table-cell>
          <table:table-cell table:style-name="ce6" table:formula="of:=[.D17] * 60 / 72" office:value-type="float" office:value="9.16666666666667" calcext:value-type="float">
            <text:p>9.17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6">
          <table:table-cell table:style-name="ce2" office:value-type="string" calcext:value-type="string">
            <text:p>0:00 – 0:40: faccia un po girata</text:p>
            <text:p/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376" calcext:value-type="float">
            <text:p>2376</text:p>
          </table:table-cell>
          <table:table-cell table:style-name="ce2" office:value-type="float" office:value="29" calcext:value-type="float">
            <text:p>29</text:p>
          </table:table-cell>
          <table:table-cell table:style-name="ce6" table:formula="of:=[.D18] * 60 / 72" office:value-type="float" office:value="24.1666666666667" calcext:value-type="float">
            <text:p>24.17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02" calcext:value-type="float">
            <text:p>2502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formula="of:=[.D19] * 60 / 72" office:value-type="float" office:value="3.33333333333333" calcext:value-type="float">
            <text:p>3.33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2628" calcext:value-type="float">
            <text:p>2628</text:p>
          </table:table-cell>
          <table:table-cell table:style-name="ce2" office:value-type="float" office:value="5" calcext:value-type="float">
            <text:p>5</text:p>
          </table:table-cell>
          <table:table-cell table:style-name="ce6" table:formula="of:=[.D20] * 60 / 72" office:value-type="float" office:value="4.16666666666667" calcext:value-type="float">
            <text:p>4.17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6">
          <table:table-cell table:style-name="ce2" office:value-type="string" calcext:value-type="string">
            <text:p>0:51 – 0:52 : socchiude occhi</text:p>
            <text:p>1:01 – 1:02: socchiude occhi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754" calcext:value-type="float">
            <text:p>2754</text:p>
          </table:table-cell>
          <table:table-cell table:style-name="ce2" office:value-type="float" office:value="16" calcext:value-type="float">
            <text:p>16</text:p>
          </table:table-cell>
          <table:table-cell table:style-name="ce6" table:formula="of:=[.D21] * 60 / 72" office:value-type="float" office:value="13.3333333333333" calcext:value-type="float">
            <text:p>13.33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880" calcext:value-type="float">
            <text:p>2880</text:p>
          </table:table-cell>
          <table:table-cell table:style-name="ce2" office:value-type="float" office:value="5" calcext:value-type="float">
            <text:p>5</text:p>
          </table:table-cell>
          <table:table-cell table:style-name="ce6" table:formula="of:=[.D22] * 60 / 72" office:value-type="float" office:value="4.16666666666667" calcext:value-type="float">
            <text:p>4.17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06" calcext:value-type="float">
            <text:p>3006</text:p>
          </table:table-cell>
          <table:table-cell table:style-name="ce2" office:value-type="float" office:value="12" calcext:value-type="float">
            <text:p>12</text:p>
          </table:table-cell>
          <table:table-cell table:style-name="ce6" table:formula="of:=[.D23] * 60 / 72" office:value-type="float" office:value="10" calcext:value-type="float">
            <text:p>10.00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3132" calcext:value-type="float">
            <text:p>3132</text:p>
          </table:table-cell>
          <table:table-cell table:style-name="ce2" office:value-type="float" office:value="15" calcext:value-type="float">
            <text:p>15</text:p>
          </table:table-cell>
          <table:table-cell table:style-name="ce6" table:formula="of:=[.D24] * 60 / 72" office:value-type="float" office:value="12.5" calcext:value-type="float">
            <text:p>12.50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3384" calcext:value-type="float">
            <text:p>3384</text:p>
          </table:table-cell>
          <table:table-cell table:style-name="ce2" office:value-type="float" office:value="16" calcext:value-type="float">
            <text:p>16</text:p>
          </table:table-cell>
          <table:table-cell table:style-name="ce6" table:formula="of:=[.D25] * 60 / 72" office:value-type="float" office:value="13.3333333333333" calcext:value-type="float">
            <text:p>13.33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3512" calcext:value-type="float">
            <text:p>3512</text:p>
          </table:table-cell>
          <table:table-cell table:style-name="ce2" office:value-type="float" office:value="42" calcext:value-type="float">
            <text:p>42</text:p>
          </table:table-cell>
          <table:table-cell table:style-name="ce6" table:formula="of:=[.D26] * 60 / 72" office:value-type="float" office:value="35" calcext:value-type="float">
            <text:p>35.00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 office:value-type="string" calcext:value-type="string">
            <text:p>bacchetta degli occhiali in regione occhio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646" calcext:value-type="float">
            <text:p>3646</text:p>
          </table:table-cell>
          <table:table-cell table:style-name="ce2" office:value-type="float" office:value="14" calcext:value-type="float">
            <text:p>14</text:p>
          </table:table-cell>
          <table:table-cell table:style-name="ce6" table:formula="of:=[.D27] * 60 / 72" office:value-type="float" office:value="11.6666666666667" calcext:value-type="float">
            <text:p>11.67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3780" calcext:value-type="float">
            <text:p>3780</text:p>
          </table:table-cell>
          <table:table-cell table:style-name="ce2" office:value-type="float" office:value="24" calcext:value-type="float">
            <text:p>24</text:p>
          </table:table-cell>
          <table:table-cell table:style-name="ce6" table:formula="of:=[.D28] * 60 / 72" office:value-type="float" office:value="20" calcext:value-type="float">
            <text:p>20.00</text:p>
          </table:table-cell>
          <table:table-cell table:style-name="ce8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3:Sheet1.C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10:10:22.970265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8:06:45.574229657</meta:creation-date>
    <dc:date>2015-12-15T14:39:53.227027131</dc:date>
    <meta:editing-duration>PT5H31M4S</meta:editing-duration>
    <meta:editing-cycles>18</meta:editing-cycles>
    <meta:generator>LibreOffice/4.3.3.2$Linux_X86_64 LibreOffice_project/430m0$Build-2</meta:generator>
    <meta:document-statistic meta:table-count="1" meta:cell-count="133" meta:object-count="0"/>
  </office:meta>
</office:document-meta>
</file>